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media-type="application/vnd.oasis.opendocument.chart" manifest:full-path="Object 1/"/>
  <manifest:file-entry manifest:full-path="styles.xml" manifest:media-type="text/xml"/>
  <manifest:file-entry manifest:media-type="text/xml" manifest:full-path="Object 1/styles.xml"/>
  <manifest:file-entry manifest:media-type="text/xml" manifest:full-path="Object 1/content.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Alt_Plot">
        <table:shapes>
          <draw:frame style:rel-width="scale" style:rel-height="scale" svg:height="6.88048in" svg:y="0in" svg:x="0in" svg:width="9.47551in" draw:z-index="1" draw:name="Chart 1" draw:style-name="a0" draw:id="id0">
            <draw:object xlink:show="embed" xlink:href="Object 1/" xlink:type="simple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style-name="ta1" table:name="Alt_Data">
        <table:table-column table:number-columns-repeated="16384" table:style-name="co1" table:default-cell-style-name="ce1"/>
        <table:table-row table:style-name="ro1">
          <table:table-cell office:value-type="string" table:style-name="ce1">
            <text:p>Altitude</text:p>
          </table:table-cell>
          <table:table-cell office:value-type="string" table:style-name="ce1">
            <text:p>Pressure</text:p>
          </table:table-cell>
          <table:table-cell office:value-type="string" table:style-name="ce1">
            <text:p>Temp R</text:p>
          </table:table-cell>
          <table:table-cell office:value-type="string" table:style-name="ce1">
            <text:p>Temp 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eet</text:p>
          </table:table-cell>
          <table:table-cell office:value-type="string" table:style-name="ce1">
            <text:p>psia</text:p>
          </table:table-cell>
          <table:table-cell office:value-type="string" table:style-name="ce1">
            <text:p>degR</text:p>
          </table:table-cell>
          <table:table-cell office:value-type="string" table:style-name="ce1">
            <text:p>degK</text:p>
          </table:table-cell>
          <table:table-cell table:number-columns-repeated="16380"/>
        </table:table-row>
        <table:table-row table:style-name="ro1">
          <table:table-cell office:value-type="float" table:style-name="ce1" office:value="1.0">
            <text:p>1</text:p>
          </table:table-cell>
          <table:table-cell office:value-type="float" table:style-name="ce1" office:value="14.7">
            <text:p>14.7</text:p>
          </table:table-cell>
          <table:table-cell office:value-type="float" table:style-name="ce1" office:value="518.7">
            <text:p>518.7</text:p>
          </table:table-cell>
          <table:table-cell office:value-type="float" table:style-name="ce1" office:value="288.1667">
            <text:p>288.167</text:p>
          </table:table-cell>
          <table:table-cell table:number-columns-repeated="16380"/>
        </table:table-row>
        <table:table-row table:style-name="ro1">
          <table:table-cell office:value-type="float" table:style-name="ce1" office:value="5000.0">
            <text:p>5000</text:p>
          </table:table-cell>
          <table:table-cell office:value-type="float" table:style-name="ce1" office:value="12.23">
            <text:p>12.23</text:p>
          </table:table-cell>
          <table:table-cell office:value-type="float" table:style-name="ce1" office:value="500.8">
            <text:p>500.8</text:p>
          </table:table-cell>
          <table:table-cell office:value-type="float" table:style-name="ce1" office:value="278.2222">
            <text:p>278.222</text:p>
          </table:table-cell>
          <table:table-cell table:number-columns-repeated="16380"/>
        </table:table-row>
        <table:table-row table:style-name="ro1">
          <table:table-cell office:value-type="float" table:style-name="ce1" office:value="10000.0">
            <text:p>10000</text:p>
          </table:table-cell>
          <table:table-cell office:value-type="float" table:style-name="ce1" office:value="10.11">
            <text:p>10.11</text:p>
          </table:table-cell>
          <table:table-cell office:value-type="float" table:style-name="ce1" office:value="483.0">
            <text:p>483</text:p>
          </table:table-cell>
          <table:table-cell office:value-type="float" table:style-name="ce1" office:value="268.3333">
            <text:p>268.333</text:p>
          </table:table-cell>
          <table:table-cell table:number-columns-repeated="16380"/>
        </table:table-row>
        <table:table-row table:style-name="ro1">
          <table:table-cell office:value-type="float" table:style-name="ce1" office:value="30000.0">
            <text:p>30000</text:p>
          </table:table-cell>
          <table:table-cell office:value-type="float" table:style-name="ce1" office:value="4.36">
            <text:p>4.36</text:p>
          </table:table-cell>
          <table:table-cell office:value-type="float" table:style-name="ce1" office:value="411.8">
            <text:p>411.8</text:p>
          </table:table-cell>
          <table:table-cell office:value-type="float" table:style-name="ce1" office:value="228.7778">
            <text:p>228.778</text:p>
          </table:table-cell>
          <table:table-cell table:number-columns-repeated="16380"/>
        </table:table-row>
        <table:table-row table:style-name="ro1">
          <table:table-cell office:value-type="float" table:style-name="ce1" office:value="60000.0">
            <text:p>60000</text:p>
          </table:table-cell>
          <table:table-cell office:value-type="float" table:style-name="ce1" office:value="1.04">
            <text:p>1.04</text:p>
          </table:table-cell>
          <table:table-cell office:value-type="float" table:style-name="ce1" office:value="390.0">
            <text:p>390</text:p>
          </table:table-cell>
          <table:table-cell office:value-type="float" table:style-name="ce1" office:value="216.6667">
            <text:p>216.667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DSCharts</meta:initial-creator>
    <dc:creator>ODSCharts</dc:creator>
    <meta:creation-date>2015-10-01T00:10:13</meta:creation-date>
    <dc:date>2015-10-01T00:10:13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2" svg:stroke-width="0.01042in" svg:stroke-color="#000000" svg:stroke-opacity="100%" draw:stroke-linejoin="round"/>
    </style:style>
    <style:style style:family="chart" style:name="Axs1" style:data-style-name="N0">
      <style:chart-properties chart:gap-width="150" chart:overlap="100" chart:link-data-style-to-source="true" chart:visible="true" chart:logarithmic="true" chart:tick-marks-major-inner="false" chart:tick-marks-major-outer="true" chart:tick-marks-minor-inner="true" chart:tick-marks-minor-outer="tru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 draw:stroke="dash">
      <style:graphic-properties draw:fill="none" draw:stroke="dash" draw:stroke-dash="a4" svg:stroke-width="0.01042in" svg:stroke-color="#000000" svg:stroke-opacity="100%" draw:stroke-linejoin="round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3125in" svg:stroke-color="#325885" svg:stroke-opacity="100%" draw:stroke-linejoin="round" draw:fill-color="#325885"/>
    </style:style>
    <style:style style:family="chart" style:name="G0S1">
      <style:chart-properties chart:symbol-type="automatic" chart:connect-bars="false" chart:solid-type="cuboid"/>
      <style:graphic-properties draw:fill="none" draw:stroke="solid" svg:stroke-width="0.03125in" svg:stroke-color="#873331" svg:stroke-opacity="100%" draw:stroke-linejoin="round" draw:fill-color="#873331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none"/>
    </style:style>
    <style:style style:family="chart" style:name="GMi1">
      <style:graphic-properties draw:fill="none" draw:stroke="dash" draw:stroke-dash="a4" svg:stroke-width="0.01042in" svg:stroke-color="#000000" svg:stroke-opacity="100%" draw:stroke-linejoin="round"/>
    </style:style>
  </office:automatic-styles>
  <office:body>
    <office:chart>
      <chart:chart chart:class="chart:scatter" svg:height="495.3947244094488pt" svg:width="682.2368503937008pt" chart:style-name="Crt0">
        <chart:title chart:style-name="CT00">
          <text:p text:style-name="a0" text:class-names="" text:cond-style-name="">Unittest Title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Unittest X Axis (feet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3" text:class-names="" text:cond-style-name="">Unittest Y Axis (degK, degR)</text:p>
            </chart:title>
            <chart:grid chart:class="major" chart:style-name="GMa1"/>
            <chart:grid chart:class="minor" chart:style-name="GMi1"/>
          </chart:axis>
          <chart:series chart:label-cell-address="Alt_Data.$C$1" chart:values-cell-range-address="Alt_Data.$C$3:.$C$7" chart:class="chart:scatter" chart:attached-axis="primary-y" chart:style-name="G0S0">
            <chart:domain table:cell-range-address="Alt_Data.$A$3:.$A$7"/>
            <chart:data-point chart:repeated="5"/>
          </chart:series>
          <chart:series chart:label-cell-address="Alt_Data.$D$1" chart:values-cell-range-address="Alt_Data.$D$3:.$D$7" chart:class="chart:scatter" chart:attached-axis="primary-y" chart:style-name="G0S1">
            <chart:domain table:cell-range-address="Alt_Data.$A$3:.$A$7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2" draw:display-name="SysDash" draw:style="rect" draw:dots1="1" draw:dots1-length="0.01042in" draw:dots2="0" draw:dots2-length="0in" draw:distance="0.01042in"/>
    <draw:stroke-dash draw:name="a4" draw:display-name="SysDash" draw:style="rect" draw:dots1="1" draw:dots1-length="0.01042in" draw:dots2="0" draw:dots2-length="0in" draw:distance="0.01042in"/>
  </office:styles>
</office:document-styles>
</file>